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700000320225F448720019136.png" manifest:media-type="image/png"/>
  <manifest:file-entry manifest:full-path="Pictures/1000000100000228000002F6102A83586A2AF8ED.png" manifest:media-type="image/png"/>
  <manifest:file-entry manifest:full-path="Pictures/10000001000001AD00000312EF071CB64EEB98F4.png" manifest:media-type="image/png"/>
  <manifest:file-entry manifest:full-path="Pictures/100000010000028E0000030E75685B2E92E79E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aa9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n1" text:anchor-type="char" svg:x="0.143cm" svg:y="-1.326cm" svg:width="17.304cm" svg:height="20.69cm" draw:z-index="0"><draw:image xlink:href="Pictures/100000010000028E0000030E75685B2E92E79EC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2" text:anchor-type="char" svg:x="0.25cm" svg:y="-1.203cm" svg:width="15.436cm" svg:height="21.687cm" draw:z-index="1"><draw:image xlink:href="Pictures/10000001000001AD00000312EF071CB64EEB98F4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3" text:anchor-type="char" svg:x="0.245cm" svg:y="-0.78cm" svg:width="17.463cm" svg:height="18.971cm" draw:z-index="2"><draw:image xlink:href="Pictures/1000000100000228000002F6102A83586A2AF8ED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n4" text:anchor-type="char" svg:width="15.425cm" svg:height="21.167cm" draw:z-index="3"><draw:image xlink:href="Pictures/100000010000024700000320225F44872001913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18:38:44.408068125</meta:creation-date>
    <dc:date>2025-04-28T20:00:36.282403246</dc:date>
    <meta:editing-duration>PT11M21S</meta:editing-duration>
    <meta:editing-cycles>1</meta:editing-cycles>
    <meta:document-statistic meta:table-count="0" meta:image-count="4" meta:object-count="0" meta:page-count="4" meta:paragraph-count="0" meta:word-count="0" meta:character-count="0" meta:non-whitespace-character-count="0"/>
    <meta:generator>LibreOffice/7.3.7.2$Linux_X86_64 LibreOffice_project/30$Build-2</meta:generator>
  </office:meta>
</office:document-meta>
</file>